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. E.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Elisha, journeying on his mission through the land of Israel,/ stopped in the city of Shunem. <text:s/>A great woman lived there,/ and she urged the prophet to accept her hospitality. <text:s/>Holy/ Writ does not explain in what the nobleness of the host-/-ess consisted, but I argue that her generosity towards the/ representative of her religion, and her <text:span text:style-name="T2">obvious</text:span><text:span text:style-name="T4"> evident wish to do/ him honor, were for her the epithet applied to her name-/ </text:span><text:span text:style-name="T5">Isha Gedolah</text:span><text:span text:style-name="T6">. <text:s/>Greatness is in Hebrew allied to good-/-ness. <text:s/>Abraham was promised a great name, because his/ mission would prove a source of universal blessing <text:s/>[Hebrew] <text:s/>Insignificantly/ small--though rich and lightened--are the </text:span><text:span text:style-name="T3">selfish</text:span><text:span text:style-name="T6"> egotistical and ungodly;/ lofty are the large-hearted and pious, even if they are not wealthy and ap-/-proved of </text:span><text:span text:style-name="T3">m</text:span><text:span text:style-name="T6"> by fashionable society./</text:span></text:p>
      <text:p text:style-name="P3"><text:span text:style-name="T6">Dear Hearers. <text:s/>We have gathered round the coffin of a Jewess, who/ possessed </text:span><text:span text:style-name="T3">the</text:span><text:span text:style-name="T6"> qualities discernible in the woman of Biblical/ times to whom I have referred. <text:s/>I make this assertion know-/-ingly. <text:s/>Not to gratify a </text:span><text:span text:style-name="T3">pardonable</text:span><text:span text:style-name="T6"> natural sense of family </text:span><text:span text:style-name="T3">pride</text:span><text:span text:style-name="T6"> self-esteem, nor even/ to allay the sorrow of bereavement. <text:s/>I say it, but to give virtue/ its due </text:span><text:span text:style-name="T3">goodness I do not</text:span><text:span text:style-name="T6"> to command sterling worth. <text:s/>Do not think </text:span><text:span text:style-name="T3">that</text:span><text:span text:style-name="T6"> I hold the preposterous notion that right-/-eousness is dying off and wickedness alone survives./</text:span></text:p>
      <text:p text:style-name="P3"><text:span text:style-name="T6"/></text:p>
      <text:p text:style-name="P3"><text:span text:style-name="T6">[Page 2]</text:span></text:p>
      <text:p text:style-name="P3"><text:span text:style-name="T6">I shall never so malign my fellow creatures,/ but I honestly state, that in my ministerial intercourse/ with the venerable departed I was afforded ample/ opportunities to Judge of her kindly instincts, of her self-/sacrificing devotion to the ancestral faith and of her respect for its/ exponents. <text:s/>Is it not moral </text:span><text:soft-page-break/><text:span text:style-name="T6">greatness to promptly respond to/ the calls of humanity, cheerfully to bear privations, so as/ not to deal </text:span><text:span text:style-name="T3">foully</text:span><text:span text:style-name="T6"> treasonably with one's belief, and to pay regard/ to God's servants? <text:s/>We all may not share the same/ convictions, but one must be destitute of a sense of right,/ who denies persons </text:span><text:span text:style-name="T3">who</text:span><text:span text:style-name="T6"> that are conscientiously consistent in/ their professions, a meed of praise. <text:s/>In our days more/ especially are such entitled to our reverence, because/ of the </text:span><text:span text:style-name="T3">general</text:span><text:span text:style-name="T6"> existing confusion of ideas about what is incum-/-bent upon the disciples of Moses and the prophets,/ and because that which was formerly adhered to in/ common has become an exceptional practice, </text:span><text:span text:style-name="T3">and</text:span><text:span text:style-name="T6"> if it/ </text:span><text:span text:style-name="T3">even</text:span><text:span text:style-name="T6"> does not at times excite</text:span><text:span text:style-name="T3">s</text:span><text:span text:style-name="T6"> derisive comments and ribald jests./ <text:s/>I therefore obey my heart's promptings, when I eulo-/-gise a Jewess, friendly to the needy and homeless, faithful to her/ creed, unfaltering in her integrity. <text:s/></text:span><text:span text:style-name="T3">The loss is mine</text:span><text:span text:style-name="T6"> <text:s/>The loss is communal [Hebrew]/ but it is </text:span><text:span text:style-name="T3">specially</text:span><text:span text:style-name="T6"> principally mine,/ and I feel it as such in all its severity, for with each stroke/</text:span></text:p>
      <text:p text:style-name="P3"><text:span text:style-name="T6"/></text:p>
      <text:p text:style-name="P3"><text:span text:style-name="T6">[Page 3]</text:span></text:p>
      <text:p text:style-name="P3"><text:span text:style-name="T6">congregationally received, any courage </text:span><text:span text:style-name="T3">fails</text:span><text:span text:style-name="T6"> sinks propor-/-tionately and my mind becomes perplexed. <text:s/>I counted my/ sister among the unyielding upholders of conservatism,/ attached thereunto by heredity, by associations and by reflect-/-ion. <text:s/>Cradled in religiousness and </text:span><text:span text:style-name="T3">marred</text:span><text:span text:style-name="T6"> wedded to a Hebrew/ </text:span><text:span text:style-name="T3">singularly</text:span><text:span text:style-name="T6"> notably pious, she had also read nad retained the salu-/-tary lessons of the Book of books. <text:s/>To join in the public prayers and/ chant Davidic hymns was her unfeigned delight, to/ listen to words of spiritual advice and useful infor-/-mation on her people's history and literature was/ her pleasure. <text:s/>Conversely, her expressed regret was distance/ and failing health hindering her attendance at the/ </text:span><text:span text:style-name="T3">public</text:span><text:span text:style-name="T6"> worship on each revolving Sabbath and on/ festivals. <text:s/>I have </text:span><text:span text:style-name="T3">just cause</text:span><text:span text:style-name="T6"> in truth reasons to deplore the death/ of H. E.--though I could not naturally anticipate her/ continuance among the living for a longer series of/ years. <text:s/>I lament the departure of a woman </text:span><text:span text:style-name="T5">great</text:span><text:span text:style-name="T6"> in/ her unwavering faith--a faith which proved a shield, a mighty/ refuge to her soul during sad and repeated trials. <text:s/>I shall/ not sin by murmuring because the ordinations of the/ Creator have not been reversed in behalf of my venerable/ friend, but in my grief I call upon her children./</text:span></text:p>
      <text:p text:style-name="P3"><text:span text:style-name="T6"/></text:p>
      <text:p text:style-name="P3"><text:span text:style-name="T6">[Page 4]</text:span></text:p>
      <text:p text:style-name="P3"><text:span text:style-name="T6">They can gladden me and honor their mother/ best by a </text:span><text:span text:style-name="T3">conduct</text:span><text:span text:style-name="T6"> demeanour which will enhance her bliss,/ by deeds which will promote the cause of Judaism in its/ purity, elevate the lowly, relieve the sufferers,/ and hasten the era of redemption for the oppressed/ of our race. <text:s/>Let me implore of you, who/ doubtless desire to leave to your posterity, the inheritance/ of a spotless name in Israel; let me beseech you to educate your/ sons and daughters in a manner inspiring profound/ regard for our belief, and pride in a </text:span><text:span text:style-name="T3">God</text:span><text:span text:style-name="T6"> Divine-chosen/ ancestry, the heralds of the knowledge of the brotherhood of man and the/ Fatherhood of God./ <text:s/>(Here follows a praye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2:33:44.84</meta:creation-date>
    <meta:document-statistic meta:table-count="0" meta:image-count="0" meta:object-count="0" meta:page-count="3" meta:paragraph-count="70" meta:word-count="933" meta:character-count="5924"/>
    <dc:date>2012-11-07T13:28:56.56</dc:date>
    <meta:editing-duration>PT40S</meta:editing-duration>
    <meta:editing-cycles>1</meta:editing-cycles>
    <meta:generator>OpenOffice.org/3.4.1$Win32 OpenOffice.org_project/341m1$Build-9593</meta:generator>
  </office:meta>
</office:document-meta>
</file>